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3.493cm"/>
    </style:style>
    <style:style style:name="Tabelle1.B" style:family="table-column">
      <style:table-column-properties style:column-width="4.207cm"/>
    </style:style>
    <style:style style:name="Tabelle1.C" style:family="table-column">
      <style:table-column-properties style:column-width="2.514cm"/>
    </style:style>
    <style:style style:name="Tabelle1.D" style:family="table-column">
      <style:table-column-properties style:column-width="6.8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ab91" officeooo:paragraph-rsid="000cab91"/>
    </style:style>
    <style:style style:name="P2" style:family="paragraph" style:parent-style-name="Table_20_Contents">
      <style:text-properties officeooo:rsid="000cab91" officeooo:paragraph-rsid="000cab91"/>
    </style:style>
    <style:style style:name="P3" style:family="paragraph" style:parent-style-name="Table_20_Contents">
      <style:text-properties officeooo:rsid="000dd13f" officeooo:paragraph-rsid="000dd13f"/>
    </style:style>
    <style:style style:name="P4" style:family="paragraph" style:parent-style-name="Table_20_Contents">
      <style:text-properties officeooo:rsid="000fd25b" officeooo:paragraph-rsid="000fd25b"/>
    </style:style>
    <style:style style:name="P5" style:family="paragraph" style:parent-style-name="Table_20_Heading">
      <style:paragraph-properties fo:text-align="start" style:justify-single-word="false"/>
    </style:style>
    <style:style style:name="P6" style:family="paragraph" style:parent-style-name="Table_20_Contents">
      <style:text-properties officeooo:rsid="00165199" officeooo:paragraph-rsid="00165199"/>
    </style:style>
    <style:style style:name="P7" style:family="paragraph">
      <style:paragraph-properties fo:text-align="center"/>
    </style:style>
    <style:style style:name="T1" style:family="text">
      <style:text-properties officeooo:rsid="000fd25b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vg:stroke-width="0.199cm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/>
    </style:style>
    <style:style style:name="gr3" style:family="graphic">
      <style:graphic-properties draw:textarea-horizontal-align="center" draw:textarea-vertical-align="middle" style:run-through="foreground"/>
    </style:style>
    <style:style style:name="gr4" style:family="graphic">
      <style:graphic-properties draw:marker-start="" draw:textarea-horizontal-align="center" draw:textarea-vertical-align="middle" style:run-through="foreground"/>
    </style:style>
    <style:style style:name="gr5" style:family="graphic">
      <style:graphic-properties svg:stroke-width="0.051cm" draw:marker-start-width="0.21cm" draw:marker-end-width="0.21cm" draw:textarea-horizontal-align="center" draw:textarea-vertical-align="middle" fo:padding-top="0.025cm" fo:padding-bottom="0.025cm" fo:padding-left="0.025cm" fo:padding-right="0.025cm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takeholder-Liste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header-rows>
          <table:table-row>
            <table:table-cell table:style-name="Tabelle1.A1" office:value-type="string">
              <text:p text:style-name="P5">Stakeholder</text:p>
            </table:table-cell>
            <table:table-cell table:style-name="Tabelle1.A1" office:value-type="string">
              <text:p text:style-name="P5">Funktion (Rolle)</text:p>
            </table:table-cell>
            <table:table-cell table:style-name="Tabelle1.A1" office:value-type="string">
              <text:p text:style-name="P5">Relevanz</text:p>
            </table:table-cell>
            <table:table-cell table:style-name="Tabelle1.D1" office:value-type="string">
              <text:p text:style-name="P5">Ziele, Interessen, Abgrenzungen</text:p>
            </table:table-cell>
          </table:table-row>
        </table:table-header-rows>
        <table:table-row>
          <table:table-cell table:style-name="Tabelle1.A2" office:value-type="string">
            <text:p text:style-name="P2">Schulleitung</text:p>
          </table:table-cell>
          <table:table-cell table:style-name="Tabelle1.A2" office:value-type="string">
            <text:p text:style-name="P2">Auftraggeber</text:p>
          </table:table-cell>
          <table:table-cell table:style-name="Tabelle1.A2" office:value-type="string">
            <text:p text:style-name="P2">hoch</text:p>
          </table:table-cell>
          <table:table-cell table:style-name="Tabelle1.D2" table:number-rows-spanned="2" office:value-type="string">
            <text:p text:style-name="P2">Administrative Tätigkeiten der Schülerverwaltung vereinfachen und vereinheitlichen</text:p>
          </table:table-cell>
        </table:table-row>
        <table:table-row>
          <table:table-cell table:style-name="Tabelle1.A2" office:value-type="string">
            <text:p text:style-name="P2">Sekretariat</text:p>
          </table:table-cell>
          <table:table-cell table:style-name="Tabelle1.A2" office:value-type="string">
            <text:p text:style-name="P2">Anwender, <text:span text:style-name="T1">Buchhaltung</text:span></text:p>
          </table:table-cell>
          <table:table-cell table:style-name="Tabelle1.A2" office:value-type="string">
            <text:p text:style-name="P2">hoch</text:p>
          </table:table-cell>
          <table:covered-table-cell/>
        </table:table-row>
        <table:table-row>
          <table:table-cell table:style-name="Tabelle1.A2" office:value-type="string">
            <text:p text:style-name="P2">Verwaltungsrat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6">tief</text:p>
          </table:table-cell>
          <table:table-cell table:style-name="Tabelle1.D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>G. Ritter</text:p>
          </table:table-cell>
          <table:table-cell table:style-name="Tabelle1.A2" office:value-type="string">
            <text:p text:style-name="P2">Technische Infrastruktur</text:p>
          </table:table-cell>
          <table:table-cell table:style-name="Tabelle1.A2" office:value-type="string">
            <text:p text:style-name="P3">keine</text:p>
          </table:table-cell>
          <table:table-cell table:style-name="Tabelle1.D2" office:value-type="string">
            <text:p text:style-name="P4">Fragen und Unterstützung</text:p>
          </table:table-cell>
        </table:table-row>
      </table:table>
      <text:p text:style-name="P1"/>
      <text:p text:style-name="P1"/>
      <text:h text:style-name="Heading_20_1" text:outline-level="1">Stakeholder-Diagramm</text:h>
      <text:p text:style-name="P1"><draw:g text:anchor-type="paragraph" draw:z-index="0" draw:style-name="gr1"><draw:line draw:style-name="gr2" draw:text-style-name="P7" svg:x1="5.285cm" svg:y1="4.076cm" svg:x2="7.164cm" svg:y2="5.478cm"><text:p/></draw:line><draw:line draw:style-name="gr2" draw:text-style-name="P7" svg:x1="9.677cm" svg:y1="5.479cm" svg:x2="11.529cm" svg:y2="3.891cm"><text:p/></draw:line><draw:circle draw:style-name="gr3" draw:text-style-name="P7" svg:width="3.001cm" svg:height="3.001cm" svg:x="6.931cm" svg:y="4.709cm"><text:p text:style-name="P7">Projektteam</text:p></draw:circle><draw:circle draw:style-name="gr4" draw:text-style-name="P7" svg:width="3.001cm" svg:height="3.001cm" svg:x="2.641cm" svg:y="1.589cm"><text:p text:style-name="P7">Schulleitung</text:p></draw:circle><draw:circle draw:style-name="gr4" draw:text-style-name="P7" svg:width="3.001cm" svg:height="3.001cm" svg:x="11.162cm" svg:y="1.453cm"><text:p text:style-name="P7">Sekretariat</text:p></draw:circle><draw:circle draw:style-name="gr4" draw:text-style-name="P7" svg:width="3.001cm" svg:height="3.001cm" svg:x="2.667cm" svg:y="6.669cm"><text:p text:style-name="P7">Verwaltungsrat</text:p></draw:circle><draw:line draw:style-name="gr5" draw:text-style-name="P7" svg:x1="5.523cm" svg:y1="7.565cm" svg:x2="7.058cm" svg:y2="6.718cm"><text:p/></draw:lin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3T23:28:33.603772920</meta:creation-date>
    <meta:generator>LibreOffice/4.2.7.2$Linux_X86_64 LibreOffice_project/420m0$Build-2</meta:generator>
    <dc:date>2015-04-26T21:10:33.671046758</dc:date>
    <meta:editing-duration>PT11M8S</meta:editing-duration>
    <meta:editing-cycles>11</meta:editing-cycles>
    <meta:document-statistic meta:table-count="1" meta:image-count="0" meta:object-count="0" meta:page-count="1" meta:paragraph-count="19" meta:word-count="33" meta:character-count="329" meta:non-whitespace-character-count="315"/>
  </office:meta>
</office:document-meta>
</file>